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.79mm"/>
    </style:style>
    <style:style style:name="co2" style:family="table-column">
      <style:table-column-properties fo:break-before="auto" style:column-width="59.09mm"/>
    </style:style>
    <style:style style:name="co3" style:family="table-column">
      <style:table-column-properties fo:break-before="auto" style:column-width="186.27mm"/>
    </style:style>
    <style:style style:name="co4" style:family="table-column">
      <style:table-column-properties fo:break-before="auto" style:column-width="26.4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1.64mm" fo:break-before="auto" style:use-optimal-row-height="false"/>
    </style:style>
    <style:style style:name="ro2" style:family="table-row">
      <style:table-row-properties style:row-height="17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c5e7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1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fcce4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fo:background-color="#adc5e7"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ackground-color="#dfcce4"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Feb-202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 calcext:value-type="string">
            <text:p><text:a xlink:href="http://s.no/" xlink:type="simple">S.No</text:a>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stimation ( Hours)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eveloper Comment</text:p>
          </table:table-cell>
          <table:table-cell table:style-name="ce1" office:value-type="string" calcext:value-type="string">
            <text:p>Client Comment</text:p>
          </table:table-cell>
          <table:table-cell table:style-name="ce4"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 table:number-columns-spanned="1" table:number-rows-spanned="2">
            <text:p>Critical Control Panel Issues - Only Affects Some Users 0/2 completed</text:p>
          </table:table-cell>
          <table:table-cell table:style-name="ce2" office:value-type="string" calcext:value-type="string">
            <text:p>Media Drive- Some client have no access to the media drive - see video - Use MEG for diagnosing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covered-table-cell/>
          <table:table-cell table:style-name="ce2" office:value-type="string" calcext:value-type="string">
            <text:p>Stigter Van Doesburg only - the Exhibition Table hangs when you first launch it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 table:number-columns-spanned="1" table:number-rows-spanned="5">
            <text:p>Control Panel - Issues - affect everyone 0/5 completed</text:p>
          </table:table-cell>
          <table:table-cell table:style-name="ce2" office:value-type="string" calcext:value-type="string">
            <text:p>Selected Art - User Profile - not possible to save the order of the artworks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covered-table-cell/>
          <table:table-cell table:style-name="ce2" office:value-type="string" calcext:value-type="string">
            <text:p>Selected Art - in Managed Artist Profile - Network tab- not possible to save the order of the artworks - same issue as in user profile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covered-table-cell/>
          <table:table-cell table:style-name="ce2" office:value-type="string" calcext:value-type="string">
            <text:p>Media Drive, Artists, Art, Exhibitions Table - the number under the table showing the number of tables that can be loaded is too high - allows you to click on links that crash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covered-table-cell/>
          <table:table-cell table:style-name="ce2" office:value-type="string" calcext:value-type="string">
            <text:p>Control Panel - Languages Don't Save in user profile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covered-table-cell/>
          <table:table-cell table:style-name="ce2" office:value-type="string" calcext:value-type="string">
            <text:p>Media Drive Root Page - Remove the adding folder to folder options in dropdown - or - have a better error message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 table:number-columns-spanned="1" table:number-rows-spanned="3">
            <text:p>Critical Showroom Issues - Only Affect Some Users 0/3 completed</text:p>
          </table:table-cell>
          <table:table-cell table:style-name="ce2" office:value-type="string" calcext:value-type="string">
            <text:p>Not all shorooms show the users' icon - use JASON in NEW - (you can also use MEG)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covered-table-cell/>
          <table:table-cell table:style-name="ce2" office:value-type="string" calcext:value-type="string">
            <text:p>Not all showroom have exhibitions where they should - USE MEG for diagnostics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covered-table-cell/>
          <table:table-cell table:style-name="ce2" office:value-type="string" calcext:value-type="string">
            <text:p>Showroom navigation is strange for some users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 table:number-columns-spanned="1" table:number-rows-spanned="5">
            <text:p>Showroom - small tweaks 0/5 completed</text:p>
          </table:table-cell>
          <table:table-cell table:style-name="ce2" office:value-type="string" calcext:value-type="string">
            <text:p>Make the showroom dynamic - not stattic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covered-table-cell/>
          <table:table-cell table:style-name="ce2" office:value-type="string" calcext:value-type="string">
            <text:p>Restore the progressive web app experience (we lost it when we added the navigation.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covered-table-cell/>
          <table:table-cell table:style-name="ce2" office:value-type="string" calcext:value-type="string">
            <text:p>Follow - page - change name to Follow/Contact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covered-table-cell/>
          <table:table-cell table:style-name="ce2" office:value-type="string" calcext:value-type="string">
            <text:p>Follow/Contact page - tweak layout in desktop view - turn the desktop layout to single collumn - like <text:a xlink:href="http://linktr.ee/" xlink:type="simple">linktr.ee</text:a>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covered-table-cell/>
          <table:table-cell table:style-name="ce2" office:value-type="string" calcext:value-type="string">
            <text:p>Add the following buttons to the follow contact page (see attached - (website, e-mail, directions)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Mnisite Exhibition Templates - Seoul - small bugs 0/1 completed</text:p>
          </table:table-cell>
          <table:table-cell table:style-name="ce2" office:value-type="string" calcext:value-type="string">
            <text:p>Bug on colours of circles Sold = Red ; Available = Green everything else = blank - (see video and details)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Buffering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Total Hours</text:p>
          </table:table-cell>
          <table:table-cell table:style-name="ce6" office:value-type="float" office:value="133" calcext:value-type="float">
            <text:p>133</text:p>
          </table:table-cell>
          <table:table-cell table:style-name="ce6" table:number-columns-repeated="3"/>
          <table:table-cell table:style-name="ce9" table:number-columns-repeated="1017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 style:data-style-name="N2" text:time-value="20:22:00.6999991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20:12:04.650245971</meta:creation-date>
    <dc:date>2021-02-01T20:22:41.451929514</dc:date>
    <meta:editing-duration>PT6M26S</meta:editing-duration>
    <meta:editing-cycles>2</meta:editing-cycles>
    <meta:generator>LibreOffice/6.0.7.3$Linux_X86_64 LibreOffice_project/00m0$Build-3</meta:generator>
    <meta:document-statistic meta:table-count="1" meta:cell-count="64" meta:object-count="0"/>
  </office:meta>
</office:document-meta>
</file>